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rsid="0004badd" officeooo:paragraph-rsid="000cc1c7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officeooo:paragraph-rsid="000cc1c7" style:font-size-asian="14pt" style:font-size-complex="14pt"/>
    </style:style>
    <style:style style:name="P3" style:family="paragraph" style:parent-style-name="Standard">
      <style:text-properties style:font-name="Times New Roman" fo:font-size="14pt" officeooo:paragraph-rsid="000cc1c7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officeooo:rsid="000cc1c7" officeooo:paragraph-rsid="000cc1c7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0cc1c7" officeooo:paragraph-rsid="000cc1c7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8pt" officeooo:paragraph-rsid="000cc1c7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6pt" fo:language="ru" fo:country="RU" officeooo:rsid="0002b2a0" officeooo:paragraph-rsid="000cc1c7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6pt" fo:language="ru" fo:country="RU" officeooo:rsid="00056798" officeooo:paragraph-rsid="000cc1c7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6pt" fo:language="en" fo:country="US" officeooo:rsid="00056798" officeooo:paragraph-rsid="000cc1c7" style:font-size-asian="16pt" style:font-size-complex="16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6pt" fo:font-weight="bold" officeooo:rsid="000cc1c7" officeooo:paragraph-rsid="000cc1c7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imes New Roman" officeooo:rsid="0004badd" officeooo:paragraph-rsid="000cc1c7"/>
    </style:style>
    <style:style style:name="P12" style:family="paragraph" style:parent-style-name="Standard">
      <style:text-properties style:font-name="Times New Roman" officeooo:paragraph-rsid="000cc1c7"/>
    </style:style>
    <style:style style:name="P13" style:family="paragraph" style:parent-style-name="Standard">
      <style:text-properties fo:font-size="14pt" officeooo:paragraph-rsid="000cc1c7" style:font-size-asian="14pt" style:font-size-complex="14pt"/>
    </style:style>
    <style:style style:name="T1" style:family="text">
      <style:text-properties officeooo:rsid="00312a93"/>
    </style:style>
    <style:style style:name="T2" style:family="text">
      <style:text-properties style:font-name="Times New Roman"/>
    </style:style>
    <style:style style:name="T3" style:family="text">
      <style:text-properties style:font-name="Times New Roman" officeooo:rsid="00031cce"/>
    </style:style>
    <style:style style:name="T4" style:family="text">
      <style:text-properties officeooo:rsid="003afdc1"/>
    </style:style>
    <style:style style:name="T5" style:family="text">
      <style:text-properties officeooo:rsid="000cc1c7"/>
    </style:style>
    <style:style style:name="T6" style:family="text">
      <style:text-properties fo:text-transform="uppercase" style:text-underline-style="solid" style:text-underline-width="auto" style:text-underline-color="font-color"/>
    </style:style>
    <style:style style:name="T7" style:family="text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Москвоский авиационный институт</text:p>
      <text:p text:style-name="P6">(национальный исследовательский университет)</text:p>
      <text:p text:style-name="P2"/>
      <text:p text:style-name="P2"/>
      <text:p text:style-name="P2"/>
      <text:p text:style-name="P2"/>
      <text:p text:style-name="P2">Институт информационных технологий и прикладной математики</text:p>
      <text:p text:style-name="P2">Кафедра вычислительной математики и программирования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text:span text:style-name="T5">Курсовая работа</text:span> по курсу<text:line-break/>«Базы данных»</text:p>
      <text:p text:style-name="P9"/>
      <text:p text:style-name="P8">Тема: «Расписание занятий»</text:p>
      <text:p text:style-name="P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">Студент<text:span text:style-name="T1">ы</text:span>: Воронов К.М., <text:span text:style-name="T1">Тимофеев А. В.</text:span></text:p>
      <text:p text:style-name="P13"><text:span text:style-name="T2">Преподаватель: </text:span><text:span text:style-name="T3">Кузнецова Е.В.</text:span></text:p>
      <text:p text:style-name="P3">Группа: М8О-<text:span text:style-name="T4">3</text:span>07Б-19</text:p>
      <text:p text:style-name="P3">Дата:</text:p>
      <text:p text:style-name="P3">Оценка:</text:p>
      <text:p text:style-name="P3">Подпись:</text:p>
      <text:p text:style-name="P11"/>
      <text:p text:style-name="P11"/>
      <text:p text:style-name="P1"/>
      <text:p text:style-name="P1">Москва, 2021</text:p>
      <text:p text:style-name="P1"><text:soft-page-break/><text:span text:style-name="T5">Содержание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/>
      <text:p text:style-name="P10"><text:soft-page-break/>1.Техническое задание</text:p>
      <text:p text:style-name="P5"><text:tab/>Постановка задачи: <text:span text:style-name="T7">требуется разработать прикладное программное обеспечение для составления, хранения, редактирования и обработки расписания занятий в высшем учебном заведении.</text:span></text:p>
      <text:p text:style-name="P5"><text:span text:style-name="T7"><text:tab/>Данное ПО предназначено для сотрудников деканата. Оно представляет собой совокупность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11T14:31:37.770000000</dc:date>
    <meta:editing-duration>PT1M57S</meta:editing-duration>
    <meta:editing-cycles>1</meta:editing-cycles>
    <meta:document-statistic meta:table-count="0" meta:image-count="0" meta:object-count="0" meta:page-count="3" meta:paragraph-count="17" meta:word-count="74" meta:character-count="662" meta:non-whitespace-character-count="602"/>
    <meta:generator>LibreOffice/7.1.0.3$Windows_X86_64 LibreOffice_project/f6099ecf3d29644b5008cc8f48f42f4a40986e4c</meta:generator>
  </office:meta>
</office:document-meta>
</file>